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86f9" officeooo:paragraph-rsid="001586f9" style:font-weight-asian="bold" style:font-weight-complex="bold"/>
    </style:style>
    <style:style style:name="P4" style:family="paragraph" style:parent-style-name="Standard">
      <style:text-properties fo:font-weight="bold" officeooo:rsid="0019d1be" officeooo:paragraph-rsid="0019d1be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paragraph-rsid="001586f9" style:font-weight-asian="normal" style:font-weight-complex="normal"/>
    </style:style>
    <style:style style:name="P8" style:family="paragraph" style:parent-style-name="Standard">
      <style:text-properties fo:font-weight="normal" officeooo:rsid="001586f9" officeooo:paragraph-rsid="001586f9" style:font-weight-asian="normal" style:font-weight-complex="normal"/>
    </style:style>
    <style:style style:name="P9" style:family="paragraph" style:parent-style-name="Standard" style:list-style-name="L2">
      <style:text-properties officeooo:paragraph-rsid="001586f9"/>
    </style:style>
    <style:style style:name="P10" style:family="paragraph" style:parent-style-name="Standard" style:list-style-name="L2">
      <style:text-properties officeooo:rsid="001586f9" officeooo:paragraph-rsid="001586f9"/>
    </style:style>
    <style:style style:name="T1" style:family="text">
      <style:text-properties officeooo:rsid="001586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86f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Ágeis de Desenvolvimento de Software</text:p>
      <text:p text:style-name="P4">Acadêmico: Leonardo Wiest</text:p>
      <text:p text:style-name="P1"/>
      <text:p text:style-name="P1">1 - Quais as práticas do XP que podem ser incorporadas no SCRUM?</text:p>
      <text:p text:style-name="P7"><text:tab/>O SCRUM, como é um método ágil, e os métodos ágeis acabam tendo várias semelhanças, contatos ou pontos em comum, ele tem um forte relacionamento com o XP como por exemplo, eles tem a raiz fundamentada em um manifesto ágil. <text:span text:style-name="T1">Algumas práticas:</text:span></text:p>
      <text:list xml:id="list3842029404" text:style-name="L2">
        <text:list-item>
          <text:p text:style-name="P9"><text:span text:style-name="T3">Iterativo incremental.</text:span></text:p>
        </text:list-item>
        <text:list-item>
          <text:p text:style-name="P9"><text:span text:style-name="T3">Stand-up.</text:span></text:p>
        </text:list-item>
        <text:list-item>
          <text:p text:style-name="P10"><text:span text:style-name="T2">Clean code.</text:span></text:p>
        </text:list-item>
        <text:list-item>
          <text:p text:style-name="P10"><text:span text:style-name="T2">Programação pareada.</text:span></text:p>
        </text:list-item>
      </text:list>
      <text:p text:style-name="P3"/>
      <text:p text:style-name="P1">2 - O cliente participa ou não da escolha da prioridade de implementação de uma funcionalidade na Product Backlog? Justifique a sua escolha.</text:p>
      <text:p text:style-name="P8"><text:tab/>Sim, participa. O PO juntamente com o cliente devem validar o que é necessário de imediato.</text:p>
      <text:p text:style-name="P1"/>
      <text:p text:style-name="P1">3 - Quais são os campos que compõem uma boa Product Backolog?</text:p>
      <text:list xml:id="list116547718" text:style-name="L1">
        <text:list-item>
          <text:p text:style-name="P6">Levantamento dos requisitos.</text:p>
        </text:list-item>
        <text:list-item>
          <text:p text:style-name="P6">Especificação dos requisitos.</text:p>
        </text:list-item>
        <text:list-item>
          <text:p text:style-name="P6">Análise e Projeto.</text:p>
        </text:list-item>
        <text:list-item>
          <text:p text:style-name="P6">Especificação de testes.</text:p>
        </text:list-item>
        <text:list-item>
          <text:p text:style-name="P6">Revisão técnica.</text:p>
        </text:list-item>
        <text:list-item>
          <text:p text:style-name="P6">Implementação.</text:p>
        </text:list-item>
        <text:list-item>
          <text:p text:style-name="P6">Testes.</text:p>
        </text:list-item>
        <text:list-item>
          <text:p text:style-name="P6">Correção.</text:p>
        </text:list-item>
        <text:list-item>
          <text:p text:style-name="P6">Entrega.</text:p>
        </text:list-item>
      </text:list>
      <text:p text:style-name="P1"/>
      <text:p text:style-name="P1">4 - Quando você pode aplicar o stand-up meeting?</text:p>
      <text:p text:style-name="P5"><text:tab/>Stand-up meeting é uma prática importante na gestão de um projeto ágil. Nesta prática você reuni sua equipe e a reunião é realizada em pé. Por que em pé? Porque a reunião deve ser ágil e rápida. Quando você pode aplicar esta prática dentro de um ambiente organizacional? Todos os dias, antes do início das atividades de sua equipe.</text:p>
      <text:p text:style-name="P1"/>
      <text:p text:style-name="P1">5 - É possível possuir o cliente sempre presente em um ambiente de desenvolvimento de software? Justifique suas respostas.</text:p>
      <text:p text:style-name="P5"><text:tab/>Fisicamente, não. Nenhum cliente de qualquer nível que seja terá disponibilidade para imergir junto a equipe de desenvolvimento. É possível possuir uma relação síncrona e direta com os clientes. Esta relação síncrona pode ser realizada com o auxílios de softwares de comunicação, Whatsapp, Skipe são bons exemplos. Estes clientes, certamente, estarão sempre disponíveis para sanar qualquer tipo de dúvida e contribuir fortemente com o levantamento de requisitos do software que será implemen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0:05:47.996000000</meta:creation-date>
    <dc:date>2019-11-17T18:14:30.184000000</dc:date>
    <meta:editing-duration>PT18M</meta:editing-duration>
    <meta:editing-cycles>5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4" meta:word-count="312" meta:character-count="1894" meta:non-whitespace-character-count="1615"/>
  </office:meta>
</office:document-meta>
</file>